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mily-generic="swiss"/>
    <style:font-face style:name="sans-serif" svg:font-family="sans-serif"/>
  </office:font-face-decls>
  <office:automatic-styles>
    <style:style style:name="P1" style:family="paragraph" style:parent-style-name="Preformatted_20_Text">
      <style:text-properties style:font-name="Sans-serif" officeooo:paragraph-rsid="0016069f"/>
    </style:style>
    <style:style style:name="P2" style:family="paragraph" style:parent-style-name="Preformatted_20_Text">
      <style:text-properties style:font-name="Sans-serif" officeooo:rsid="0017502a" officeooo:paragraph-rsid="0017502a"/>
    </style:style>
    <style:style style:name="P3" style:family="paragraph" style:parent-style-name="Preformatted_20_Text">
      <style:text-properties style:font-name="Sans-serif" fo:font-size="12pt" fo:font-weight="bold" officeooo:paragraph-rsid="0017502a" style:font-size-asian="12pt" style:font-weight-asian="bold" style:font-size-complex="12pt" style:font-weight-complex="bold"/>
    </style:style>
    <style:style style:name="P4" style:family="paragraph" style:parent-style-name="Standard">
      <style:paragraph-properties style:writing-mode="lr-tb"/>
      <style:text-properties style:font-name="sans-serif"/>
    </style:style>
    <style:style style:name="P5" style:family="paragraph" style:parent-style-name="Standard">
      <style:paragraph-properties style:writing-mode="lr-tb"/>
      <style:text-properties style:font-name="sans-serif" officeooo:rsid="001509fa" officeooo:paragraph-rsid="001509fa"/>
    </style:style>
    <style:style style:name="P6" style:family="paragraph" style:parent-style-name="Standard">
      <style:paragraph-properties style:writing-mode="lr-tb"/>
      <style:text-properties style:font-name="sans-serif" fo:font-weight="bold" style:font-weight-asian="bold" style:font-weight-complex="bold"/>
    </style:style>
    <style:style style:name="P7" style:family="paragraph" style:parent-style-name="Standard">
      <style:paragraph-properties style:writing-mode="lr-tb"/>
      <style:text-properties officeooo:paragraph-rsid="001509fa"/>
    </style:style>
    <style:style style:name="P8" style:family="paragraph" style:parent-style-name="Text_20_body">
      <style:text-properties officeooo:rsid="001509fa" officeooo:paragraph-rsid="001509fa"/>
    </style:style>
    <style:style style:name="P9" style:family="paragraph" style:parent-style-name="Text_20_body" style:list-style-name="L1">
      <style:text-properties style:font-name="Sans-serif"/>
    </style:style>
    <style:style style:name="P10" style:family="paragraph" style:parent-style-name="Text_20_body">
      <style:text-properties style:font-name="Sans-serif"/>
    </style:style>
    <style:style style:name="P11" style:family="paragraph" style:parent-style-name="Text_20_body">
      <style:text-properties style:font-name="Sans-serif" officeooo:paragraph-rsid="0016069f"/>
    </style:style>
    <style:style style:name="P12" style:family="paragraph" style:parent-style-name="Text_20_body" style:list-style-name="L5">
      <style:text-properties style:font-name="Sans-serif"/>
    </style:style>
    <style:style style:name="P13" style:family="paragraph" style:parent-style-name="Text_20_body">
      <style:text-properties style:font-name="Sans-serif" officeooo:paragraph-rsid="0017502a"/>
    </style:style>
    <style:style style:name="P14" style:family="paragraph" style:parent-style-name="Text_20_body">
      <style:text-properties style:font-name="Sans-serif" fo:font-weight="bold" officeooo:paragraph-rsid="0016069f" style:font-weight-asian="bold" style:font-weight-complex="bold"/>
    </style:style>
    <style:style style:name="P15" style:family="paragraph" style:parent-style-name="Text_20_body">
      <style:text-properties fo:font-weight="bold" officeooo:paragraph-rsid="001509fa" style:font-weight-asian="bold" style:font-weight-complex="bold"/>
    </style:style>
    <style:style style:name="T1" style:family="text">
      <style:text-properties officeooo:rsid="001509fa"/>
    </style:style>
    <style:style style:name="T2" style:family="text">
      <style:text-properties style:font-name="sans-serif"/>
    </style:style>
    <style:style style:name="T3" style:family="text">
      <style:text-properties style:font-name="sans-serif" officeooo:rsid="001509fa"/>
    </style:style>
    <style:style style:name="T4" style:family="text">
      <style:text-properties style:font-name="sans-serif" officeooo:rsid="0016069f"/>
    </style:style>
    <style:style style:name="T5" style:family="text">
      <style:text-properties style:font-name="sans-serif" officeooo:rsid="0017502a"/>
    </style:style>
    <style:style style:name="T6" style:family="text">
      <style:text-properties style:font-name="Sans-serif"/>
    </style:style>
    <style:style style:name="T7" style:family="text">
      <style:text-properties officeooo:rsid="0016069f"/>
    </style:style>
    <style:style style:name="T8" style:family="text">
      <style:text-properties officeooo:rsid="0017502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1.</text:span>Why did you choose the particular algorithm?</text:p>
      <text:p text:style-name="P4"/>
      <text:p text:style-name="P7"><text:span text:style-name="T3">Ans:-</text:span><text:span text:style-name="T6">Gradient Boosting is known to work well for classification problems, particularly in cases where the feature space is high-dimensional.</text:span></text:p>
      <text:list xml:id="list3628261166" text:style-name="L1">
        <text:list-item>
          <text:p text:style-name="P9">Gradient Boosting is a powerful ensemble method that combines multiple weak learners to create a strong classifier. It works by iteratively adding new weak learners to the ensemble, with each new learner trained to correct the errors of the previous ones.</text:p>
        </text:list-item>
        <text:list-item>
          <text:p text:style-name="P9">GradientBoostingClassifier is a flexible algorithm that can handle a wide range of data types, including both numerical and categorical data. This makes it well-suited to the diverse set of features that might be relevant for classifying planets.</text:p>
        </text:list-item>
        <text:list-item>
          <text:p text:style-name="P9">GradientBoostingClassifier is also able to handle missing values and outliers, which can be common in astronomical datasets.</text:p>
        </text:list-item>
      </text:list>
      <text:p text:style-name="P10">Overall, the ability of GradientBoostingClassifier to handle high-dimensional data, combine multiple weak learners, and handle a range of data types and quality issues makes it a good choice for classifying planets based on a complex set of features.</text:p>
      <text:p text:style-name="P15"><text:span text:style-name="T1">2.</text:span><text:span text:style-name="T2">What are the different tuning methods used for the algorithm?</text:span></text:p>
      <text:p text:style-name="P8"><text:span text:style-name="T2">Ans:-</text:span></text:p>
      <text:p text:style-name="P8"><text:span text:style-name="T4">1.</text:span><text:span text:style-name="T2">RandomizedSearchCV: This method is similar to GridSearchCV but it randomly selects a subset of the parameter grid to search over. This can be useful when the parameter space is large and searching over all possible combinations is not feasible.</text:span></text:p>
      <text:p text:style-name="P11"><text:span text:style-name="T7">2.</text:span>Bayesian optimization: This is a method that uses Bayesian inference to model the objective function (in this case, the loss function of the GradientBoostingClassifier) and select the next set of hyperparameters to evaluate. It is more computationally efficient than grid search and random search.</text:p>
      <text:p text:style-name="P11"><text:span text:style-name="T7">3.</text:span>Manual tuning: This is a simple method where the user manually selects the hyperparameters based on prior knowledge or experimentation. This can be a good option when the parameter space is small and the user has a good understanding of the model.</text:p>
      <text:p text:style-name="P11"><text:span text:style-name="T7">4.</text:span>Ensemble methods: This is a method where multiple models with different hyperparameters are trained and their predictions are combined. This can help to reduce the variance in the model and improve its overall performance.</text:p>
      <text:p text:style-name="P10">It is important to note that there is no one-size-fits-all method for tuning the parameters in GradientBoostingClassifier. The best method will depend on the specific problem and data at hand.</text:p>
      <text:p text:style-name="P14"><text:span text:style-name="T7">3.</text:span><text:span text:style-name="T2">Did you consider any other choice of algorithm?Why or why not?</text:span></text:p>
      <text:p text:style-name="P11"><text:soft-page-break/><text:span text:style-name="T2">Yes, I did consider other algorithms before choosing GradientBoostingClassifier. Some of the algorithms I considered are:</text:span></text:p>
      <text:list xml:id="list3111690003" text:style-name="L5">
        <text:list-item>
          <text:p text:style-name="P12">Support Vector Machines (SVM): SVMs are known for their high accuracy in classification tasks and can handle both linear and non-linear data. However, SVMs are computationally expensive and may not scale well to large datasets.</text:p>
        </text:list-item>
        <text:list-item>
          <text:p text:style-name="P12">Random Forest: Random Forest is another ensemble method that uses decision trees to create a strong learner. It is known for its high accuracy and ability to handle missing values. However, Random Forest may overfit the data if the number of trees is too high.</text:p>
        </text:list-item>
        <text:list-item>
          <text:p text:style-name="P12">K-Nearest Neighbors (KNN): KNN is a simple algorithm that classifies data based on the closest neighbors in the feature space. It is easy to implement and can handle non-linear data. However, KNN may not be suitable for high-dimensional data and can be computationally expensive.</text:p>
        </text:list-item>
      </text:list>
      <text:p text:style-name="P10">In the end, I chose GradientBoostingClassifier over these algorithms because it is known for its high accuracy and ability to handle complex interactions between the features and the target variable. It is also scalable and can handle missing values without the need for data cleaning or imputation.</text:p>
      <text:p text:style-name="P14"><text:span text:style-name="T7">4.</text:span><text:span text:style-name="T2">What is the accuracy?</text:span></text:p>
      <text:p text:style-name="P1"><text:span text:style-name="T2"><text:s/></text:span><text:span text:style-name="T5">87.97%</text:span></text:p>
      <text:p text:style-name="P1"><text:span text:style-name="T2"/></text:p>
      <text:p text:style-name="P3"><text:span text:style-name="T5">5.</text:span><text:span text:style-name="T2">What are the different types of metrics that can be used to evaluate the model?</text:span></text:p>
      <text:p text:style-name="P2"><text:span text:style-name="T2"/></text:p>
      <text:p text:style-name="P13"><text:span text:style-name="T8">1.Accuracy: This is the most basic metric that measures the overall performance of the model. It calculates the percentage of correctly predicted labels out of all the labels.</text:span></text:p>
      <text:p text:style-name="P13"><text:span text:style-name="T8">2.</text:span>Precision: This metric measures the percentage of correctly predicted positive labels out of all the predicted positive labels. It is useful when the cost of false positives is high.</text:p>
      <text:p text:style-name="P13"><text:span text:style-name="T8">3.</text:span>Recall: This metric measures the percentage of correctly predicted positive labels out of all the actual positive labels. It is useful when the cost of false negatives is high.</text:p>
      <text:p text:style-name="P13"><text:span text:style-name="T8">4.</text:span>F1 score: This is the harmonic mean of precision and recall and provides a balanced evaluation of the model.</text:p>
      <text:p text:style-name="P13"><text:span text:style-name="T8">5.</text:span>ROC curve: This is a graphical representation of the performance of the model at different threshold values. It shows the true positive rate (recall) against the false positive rate.</text:p>
      <text:p text:style-name="P13"><text:span text:style-name="T8">6.</text:span>AUC score: This is the area under the ROC curve and provides a single number to represent the overall performance of the model.</text:p>
      <text:p text:style-name="P13"><text:soft-page-break/><text:span text:style-name="T8">7.</text:span>Confusion matrix: This is a table that shows the actual and predicted labels and is useful for understanding the types of errors made by the model.</text:p>
      <text:p text:style-name="P10">The choice of the evaluation metric will depend on the specific problem and the cost of different types of errors. For example, if the cost of false positives is high, precision would be a more important metric to optimize.</text:p>
      <text:p text:style-name="P2"><text:span text:style-name="T2"/></text:p>
      <text:p text:style-name="P11"><text:span text:style-name="T2"/></text:p>
      <text:p text:style-name="P11"><text:span text:style-name="T2"/></text:p>
      <text:p text:style-name="P8"><text:span text:style-name="T2"/></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1:52:50.800359297</meta:creation-date>
    <dc:date>2023-03-06T22:22:52.629833248</dc:date>
    <meta:editing-duration>PT9M30S</meta:editing-duration>
    <meta:editing-cycles>1</meta:editing-cycles>
    <meta:document-statistic meta:table-count="0" meta:image-count="0" meta:object-count="0" meta:page-count="3" meta:paragraph-count="30" meta:word-count="805" meta:character-count="5044" meta:non-whitespace-character-count="4274"/>
    <meta:generator>LibreOffice/7.3.2.2$Linux_X86_64 LibreOffice_project/30$Build-2</meta:generator>
  </office:meta>
</office:document-meta>
</file>